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18.29mm"/>
    </style:style>
    <style:style style:name="co3" style:family="table-column">
      <style:table-column-properties fo:break-before="auto" style:column-width="16.88mm"/>
    </style:style>
    <style:style style:name="co4" style:family="table-column">
      <style:table-column-properties fo:break-before="auto" style:column-width="18.61mm"/>
    </style:style>
    <style:style style:name="co5" style:family="table-column">
      <style:table-column-properties fo:break-before="auto" style:column-width="17.66mm"/>
    </style:style>
    <style:style style:name="co6" style:family="table-column">
      <style:table-column-properties fo:break-before="auto" style:column-width="16.72mm"/>
    </style:style>
    <style:style style:name="co7" style:family="table-column">
      <style:table-column-properties fo:break-before="auto" style:column-width="19.23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0.32mm"/>
    </style:style>
    <style:style style:name="co10" style:family="table-column">
      <style:table-column-properties fo:break-before="auto" style:column-width="14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color="#808080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4"/>
        <table:table-column table:style-name="co6" table:default-cell-style-name="Default"/>
        <table:table-column table:style-name="co6" table:default-cell-style-name="ce5"/>
        <table:table-column table:style-name="co7" table:number-columns-repeated="3" table:default-cell-style-name="Default"/>
        <table:table-column table:style-name="co8" table:default-cell-style-name="ce4"/>
        <table:table-column table:style-name="co8" table:default-cell-style-name="ce5"/>
        <table:table-column table:style-name="co5" table:default-cell-style-name="Default"/>
        <table:table-column table:style-name="co9" table:default-cell-style-name="ce6"/>
        <table:table-column table:style-name="co10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ID interim</text:p>
          </table:table-cell>
          <table:table-cell table:style-name="ce2" office:value-type="string" calcext:value-type="string">
            <text:p>Zchng</text:p>
          </table:table-cell>
          <table:table-cell office:value-type="string" calcext:value-type="string">
            <text:p>Fundnr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Dm_min</text:p>
          </table:table-cell>
          <table:table-cell office:value-type="string" calcext:value-type="string">
            <text:p>DM_max</text:p>
          </table:table-cell>
          <table:table-cell office:value-type="string" calcext:value-type="string">
            <text:p>Proz</text:p>
          </table:table-cell>
          <table:table-cell office:value-type="string" calcext:value-type="string">
            <text:p>Farb_a</text:p>
          </table:table-cell>
          <table:table-cell office:value-type="string" calcext:value-type="string">
            <text:p>Farb_i</text:p>
          </table:table-cell>
          <table:table-cell office:value-type="string" calcext:value-type="string">
            <text:p>Farb_kern</text:p>
          </table:table-cell>
          <table:table-cell office:value-type="string" calcext:value-type="string">
            <text:p>Mag_min</text:p>
          </table:table-cell>
          <table:table-cell office:value-type="string" calcext:value-type="string">
            <text:p>Mag_max</text:p>
          </table:table-cell>
          <table:table-cell office:value-type="string" calcext:value-type="string">
            <text:p>Anmerk</text:p>
          </table:table-cell>
          <table:table-cell office:value-type="string" calcext:value-type="string">
            <text:p>Ty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9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elb-rot-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enig Magerung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9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lb-rot-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9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elb-rot-braun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enig Mageru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0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30X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innen</text:p>
          </table:table-cell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0X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ubraun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1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aun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uh</text:p>
          </table:table-cell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hwarz-grau-braun</text:p>
          </table:table-cell>
          <table:table-cell/>
          <table:table-cell office:value-type="string" calcext:value-type="string">
            <text:p>schwarz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I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warz-rot-braun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I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hwarzgelb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-gelb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Tet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V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-gelb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VIII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lb-grau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1IX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aunschwarz</text:p>
          </table:table-cell>
          <table:table-cell table:number-columns-repeated="2"/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1XI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u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enig Magerung</text:p>
          </table:table-cell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2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u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I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lb-grau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IV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V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lb-grau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V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elb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VI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lawisch?</text:p>
          </table:table-cell>
          <table:table-cell office:value-type="string" calcext:value-type="string">
            <text:p>Teterow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2X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ro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X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geschwärzt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X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3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2XI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raunschwarz</text:p>
          </table:table-cell>
          <table:table-cell/>
          <table:table-cell office:value-type="string" calcext:value-type="string">
            <text:p>braunschwarz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Unverziert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+ 2 WS</text:p>
          </table:table-cell>
          <table:table-cell office:value-type="string" calcext:value-type="string">
            <text:p>Krusten am Ra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3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augelb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I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IV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rotrau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V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V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-gelb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III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schwarzbraun</text:p>
          </table:table-cell>
          <table:table-cell office:value-type="string" calcext:value-type="string">
            <text:p>bräunlich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4IV</text:p>
          </table:table-cell>
          <table:table-cell office:value-type="float" office:value="1230331" calcext:value-type="float">
            <text:p>12303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au-gelb</text:p>
          </table:table-cell>
          <table:table-cell office:value-type="string" calcext:value-type="string">
            <text:p>beigerot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V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llgrau</text:p>
          </table:table-cell>
          <table:table-cell table:number-columns-repeated="2" office:value-type="string" calcext:value-type="string">
            <text:p>beige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-Teterow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+ 2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4VI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gelb</text:p>
          </table:table-cell>
          <table:table-cell/>
          <table:table-cell office:value-type="string" calcext:value-type="string">
            <text:p>orange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IX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urot</text:p>
          </table:table-cell>
          <table:table-cell/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warzrot</text:p>
          </table:table-cell>
          <table:table-cell/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V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urötlich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X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grau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X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XI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geschwärzt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XII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grauschwarz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Kerb1</text:p>
          </table:table-cell>
          <table:table-cell office:value-type="string" calcext:value-type="string">
            <text:p>T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zu 36III gehöre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schwarzbraun</text:p>
          </table:table-cell>
          <table:table-cell office:value-type="string" calcext:value-type="string">
            <text:p>gra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schwarzrot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VI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grau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5IX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ungrau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X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beigerot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grobgemagert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5X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V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X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3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5XI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dunkelgrau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Rippen</text:p>
          </table:table-cell>
          <table:table-cell office:value-type="string" calcext:value-type="string">
            <text:p>Bobzin?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XIV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rötlich</text:p>
          </table:table-cell>
          <table:table-cell office:value-type="string" calcext:value-type="string">
            <text:p>hellgrau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V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Garz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7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elb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7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chwerzbeige</text:p>
          </table:table-cell>
          <table:table-cell/>
          <table:table-cell office:value-type="string" calcext:value-type="string">
            <text:p>h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Kerb 1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I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bei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IV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bei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?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IX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X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XVI</text:p>
          </table:table-cell>
          <table:table-cell office:value-type="float" office:value="1230343" calcext:value-type="float">
            <text:p>12303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VII</text:p>
          </table:table-cell>
          <table:table-cell office:value-type="float" office:value="1230492" calcext:value-type="float">
            <text:p>123049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eigeschwarz</text:p>
          </table:table-cell>
          <table:table-cell office:value-type="string" calcext:value-type="string">
            <text:p>beigerot</text:p>
          </table:table-cell>
          <table:table-cell office:value-type="string" calcext:value-type="string">
            <text:p>schwarz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 2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II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elblich</text:p>
          </table:table-cell>
          <table:table-cell office:value-type="string" calcext:value-type="string">
            <text:p>hellgrau</text:p>
          </table:table-cell>
          <table:table-cell table:number-columns-repeated="3"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III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IV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beigegrau</text:p>
          </table:table-cell>
          <table:table-cell office:value-type="string" calcext:value-type="string">
            <text:p>rot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beige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X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eigeorange</text:p>
          </table:table-cell>
          <table:table-cell office:value-type="string" calcext:value-type="string">
            <text:p>orange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amm 1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1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ch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chwarzgrau</text:p>
          </table:table-cell>
          <table:table-cell table:number-columns-repeated="2"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V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warzgrau</text:p>
          </table:table-cell>
          <table:table-cell/>
          <table:table-cell office:value-type="string" calcext:value-type="string">
            <text:p>dunke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V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u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rotschwarz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rotschwarz</text:p>
          </table:table-cell>
          <table:table-cell table:number-columns-repeated="4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I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raubeige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V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lgrauschwarz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V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ige </text:p>
          </table:table-cell>
          <table:table-cell table:number-columns-repeated="2"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/>
          <table:table-cell office:value-type="string" calcext:value-type="string">
            <text:p>beige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V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un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geloch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1V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X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table:number-columns-repeated="2" office:value-type="string" calcext:value-type="string">
            <text:p>beige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Kamm 1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IV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amm 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V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1 RS 123034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2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chwarzorange</text:p>
          </table:table-cell>
          <table:table-cell table:number-columns-repeated="2" office:value-type="string" calcext:value-type="string">
            <text:p>beigeschwarz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V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F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ehört zu Zchng. 41 XIV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GF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GF 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VI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chwärzlich</text:p>
          </table:table-cell>
          <table:table-cell table:number-columns-repeated="3"/>
          <table:table-cell office:value-type="string" calcext:value-type="string">
            <text:p>GF</text:p>
          </table:table-cell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2IX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GF 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IV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V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x 2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V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ige </text:p>
          </table:table-cell>
          <table:table-cell table:number-columns-repeated="2"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1XVI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eige-schwarz</text:p>
          </table:table-cell>
          <table:table-cell office:value-type="string" calcext:value-type="string">
            <text:p>Orange-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I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/>
          <table:table-cell office:value-type="string" calcext:value-type="string">
            <text:p>zu Zchng. 42V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 table:number-columns-repeated="3"/>
          <table:table-cell office:value-type="string" calcext:value-type="string">
            <text:p>Vipperow</text:p>
          </table:table-cell>
          <table:table-cell/>
          <table:table-cell office:value-type="string" calcext:value-type="string">
            <text:p>zu Zchng. 42II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46" calcext:value-type="float">
            <text:p>123034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u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string" calcext:value-type="string">
            <text:p>T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XIII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Loch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table:number-columns-repeated="2"/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schwarz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schwarzbeige</text:p>
          </table:table-cell>
          <table:table-cell office:value-type="string" calcext:value-type="string">
            <text:p>gemischt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chwarz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V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V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V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otsch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3V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VI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wero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X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X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X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IV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table:number-columns-repeated="2"/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XII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GF Kerb3</text:p>
          </table:table-cell>
          <table:table-cell/>
          <table:table-cell office:value-type="string" calcext:value-type="string">
            <text:p>K4-3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4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GF 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I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emischt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richterrand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II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 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IV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rau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V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orange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V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gemischt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?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VII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u</text:p>
          </table:table-cell>
          <table:table-cell table:number-columns-repeated="2" office:value-type="string" calcext:value-type="string">
            <text:p>orange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ragen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joint zu 1 RS 123020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braunschwarz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IX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I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osa 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?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III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ragenrand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V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VI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unkelgraurötlich</text:p>
          </table:table-cell>
          <table:table-cell table:number-columns-repeated="2"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II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Sukow/Feldber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5V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5VII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schwarz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I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Teterow</text:p>
          </table:table-cell>
          <table:table-cell/>
          <table:table-cell office:value-type="string" calcext:value-type="string">
            <text:p>joint zu 12303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5XII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ornge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III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 Kerb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IV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llf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V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beigegelb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eckelmarkeBobzi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II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joint mit 12303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6V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 Kerb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VI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</text:p>
          </table:table-cell>
          <table:table-cell office:value-type="string" calcext:value-type="string">
            <text:p>or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eschwärzt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III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II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joint mit 12303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6IV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eigeschwarz</text:p>
          </table:table-cell>
          <table:table-cell table:number-columns-repeated="2" office:value-type="string" calcext:value-type="string">
            <text:p>beige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III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string" calcext:value-type="string">
            <text:p>Vipperow</text:p>
          </table:table-cell>
          <table:table-cell/>
          <table:table-cell office:value-type="string" calcext:value-type="string">
            <text:p>joint mit 12303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6VIII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GF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eigegeschwärzt</text:p>
          </table:table-cell>
          <table:table-cell office:value-type="string" calcext:value-type="string">
            <text:p>orange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op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10</text:p>
          </table:table-cell>
          <table:table-cell table:number-columns-repeated="5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Schale?</text:p>
          </table:table-cell>
          <table:table-cell/>
          <table:table-cell office:value-type="string" calcext:value-type="string">
            <text:p>G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III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IV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ragenrand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V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beigeschwarz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VI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beige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schärzt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geschwärztorange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9" calcext:value-type="float">
            <text:p>12304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96" calcext:value-type="float">
            <text:p>12304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IX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2" office:value-type="string" calcext:value-type="string">
            <text:p>graubraun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X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table:style-name="Default"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table:number-columns-repeated="4"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chwarz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7XI</text:p>
          </table:table-cell>
          <table:table-cell office:value-type="float" office:value="1230487" calcext:value-type="float">
            <text:p>12304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chwarz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KL x 2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VII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VIII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eige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XIII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XIV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f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X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Knickrandscha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7XI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unkelbraun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I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äpfche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8IV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V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napfarti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8X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XI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eschwärzt</text:p>
          </table:table-cell>
          <table:table-cell table:number-columns-repeated="5"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5I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5II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2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XIII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9II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-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schwarz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4" calcext:value-type="float">
            <text:p>123048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braun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4" calcext:value-type="float">
            <text:p>123048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eigero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9I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9IV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schwarz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I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braun</text:p>
          </table:table-cell>
          <table:table-cell office:value-type="string" calcext:value-type="string">
            <text:p>orangeschwar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 x 2</text:p>
          </table:table-cell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V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V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orange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VII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50VIII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X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rau</text:p>
          </table:table-cell>
          <table:table-cell office:value-type="string" calcext:value-type="string">
            <text:p>rotgrau</text:p>
          </table:table-cell>
          <table:table-cell office:value-type="string" calcext:value-type="string">
            <text:p>hellgrau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 table:number-rows-repeated="1048319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3">00.00.0000</text:date>, <text:time style:data-style-name="N2" text:time-value="11:25:13.58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3:07:01.386000000</meta:creation-date>
    <dc:date>2018-09-23T16:49:00.609000000</dc:date>
    <meta:editing-duration>PT4H6M29S</meta:editing-duration>
    <meta:editing-cycles>46</meta:editing-cycles>
    <meta:generator>LibreOffice/5.1.6.2$Windows_x86 LibreOffice_project/07ac168c60a517dba0f0d7bc7540f5afa45f0909</meta:generator>
    <meta:document-statistic meta:table-count="1" meta:cell-count="2712" meta:object-count="0"/>
  </office:meta>
</office:document-meta>
</file>